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fo:font-size="18pt" style:font-size-asian="18pt" style:font-size-complex="18pt" fo:language="de" fo:country="DE"/>
    </style:style>
    <style:style style:name="P2" style:parent-style-name="KeinLeerraum" style:list-style-name="LFO2" style:family="paragraph"/>
    <style:style style:name="T3" style:parent-style-name="Absatz-Standardschriftart" style:family="text">
      <style:text-properties fo:font-size="12pt" style:font-size-asian="12pt" style:font-size-complex="12pt" fo:language="de" fo:country="DE"/>
    </style:style>
    <style:style style:name="T4" style:parent-style-name="Hyperlink" style:family="text">
      <style:text-properties fo:font-size="12pt" style:font-size-asian="12pt" style:font-size-complex="12pt" fo:language="de" fo:country="DE"/>
    </style:style>
    <style:style style:name="P5" style:parent-style-name="KeinLeerraum" style:list-style-name="LFO2" style:family="paragraph">
      <style:text-properties fo:font-size="12pt" style:font-size-asian="12pt" style:font-size-complex="12pt" fo:language="de" fo:country="DE"/>
    </style:style>
    <style:style style:name="P6" style:parent-style-name="KeinLeerraum" style:list-style-name="LFO2" style:family="paragraph"/>
    <style:style style:name="T7" style:parent-style-name="Absatz-Standardschriftart" style:family="text">
      <style:text-properties fo:font-size="12pt" style:font-size-asian="12pt" style:font-size-complex="12pt" fo:language="de" fo:country="DE"/>
    </style:style>
  </office:automatic-styles>
  <office:body>
    <office:text text:use-soft-page-breaks="true">
      <text:p text:style-name="P1">Installationsanleitung</text:p>
      <text:list text:style-name="LFO2" text:continue-numbering="true">
        <text:list-item>
          <text:p text:style-name="P2"><text:span text:style-name="T3">Git-Repo klonen -&gt;<text:s/></text:span><text:a xlink:href="https://github.com/Nils175/m152_multimedia.git" office:target-frame-name="_top" xlink:show="replace"><text:span text:style-name="T4">https://github.com/Nils175/m152_multimedia.git</text:span></text:a></text:p>
        </text:list-item>
        <text:list-item>
          <text:p text:style-name="P5">Index.html im Browser öffnen.</text:p>
        </text:list-item>
        <text:list-item>
          <text:p text:style-name="P6"><text:span text:style-name="T7">Website fertig.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de" fo:country="CH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KeinLeerraum" style:display-name="Kein Leerraum" style:family="paragraph">
      <style:paragraph-properties fo:margin-bottom="0in" fo:line-height="100%"/>
      <style:text-properties fo:hyphenate="false"/>
    </style:style>
    <style:style style:name="Hyperlink" style:display-name="Hyperlink" style:family="text" style:parent-style-name="Absatz-Standardschriftart">
      <style:text-properties fo:color="#0563C1" style:text-underline-type="single" style:text-underline-style="solid" style:text-underline-width="auto" style:text-underline-mode="continuous"/>
    </style:style>
    <style:style style:name="NichtaufgelösteErwähnung" style:display-name="Nicht aufgelöste Erwähnung" style:family="text" style:parent-style-name="Absatz-Standardschriftar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Nils Gloor</meta:initial-creator>
    <dc:creator>Gloor, Nils (GIBM)</dc:creator>
    <meta:creation-date>2021-10-23T12:38:00Z</meta:creation-date>
    <dc:date>2021-10-24T17:03:00Z</dc:date>
    <meta:template xlink:href="Normal" xlink:type="simple"/>
    <meta:editing-cycles>2</meta:editing-cycles>
    <meta:editing-duration>PT0S</meta:editing-duration>
    <meta:document-statistic meta:page-count="1" meta:paragraph-count="1" meta:word-count="27" meta:character-count="197" meta:row-count="1" meta:non-whitespace-character-count="171"/>
  </office:meta>
</office:document-meta>
</file>